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05cm"/>
    </style:style>
    <style:style style:name="co2" style:family="table-column">
      <style:table-column-properties fo:break-before="auto" style:column-width="0.884cm"/>
    </style:style>
    <style:style style:name="co3" style:family="table-column">
      <style:table-column-properties fo:break-before="auto" style:column-width="0.695cm"/>
    </style:style>
    <style:style style:name="co4" style:family="table-column">
      <style:table-column-properties fo:break-before="auto" style:column-width="1.709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Testing recall, precision and accuracy in Oahpa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ecision = tp/tp+fp</text:p>
          </table:table-cell>
          <table:table-cell table:number-columns-repeated="9"/>
        </table:table-row>
        <table:table-row table:style-name="ro1">
          <table:table-cell office:value-type="string">
            <text:p>recall = tp/tp+fn</text:p>
          </table:table-cell>
          <table:table-cell table:number-columns-repeated="9"/>
        </table:table-row>
        <table:table-row table:style-name="ro1">
          <table:table-cell office:value-type="string">
            <text:p>accuracy = tp + tn / tp + tn + fp + fn</text:p>
          </table:table-cell>
          <table:table-cell table:number-columns-repeated="9"/>
        </table:table-row>
        <table:table-row table:style-name="ro1">
          <table:table-cell office:value-type="string">
            <text:p>f-measure = 2(prec x rec)/(prec + rec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Logdat</text:p>
          </table:table-cell>
          <table:table-cell office:value-type="string">
            <text:p>N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accuracy</text:p>
          </table:table-cell>
          <table:table-cell office:value-type="string">
            <text:p>F-measure</text:p>
          </table:table-cell>
        </table:table-row>
        <table:table-row table:style-name="ro1">
          <table:table-cell office:value-type="string">
            <text:p>log-090420.txt</text:p>
          </table:table-cell>
          <table:table-cell table:formula="of:=([.C10]+[.D10]+[.E10]+[.F10])" office:value-type="float" office:value="584">
            <text:p>584</text:p>
          </table:table-cell>
          <table:table-cell office:value-type="float" office:value="326">
            <text:p>326</text:p>
          </table:table-cell>
          <table:table-cell office:value-type="float" office:value="79">
            <text:p>79</text:p>
          </table:table-cell>
          <table:table-cell office:value-type="float" office:value="155">
            <text:p>155</text:p>
          </table:table-cell>
          <table:table-cell office:value-type="float" office:value="24">
            <text:p>24</text:p>
          </table:table-cell>
          <table:table-cell table:formula="of:=[.C10]/([.C10]+[.D10])" office:value-type="float" office:value="0.804938271604938">
            <text:p>0,8</text:p>
          </table:table-cell>
          <table:table-cell table:formula="of:=([.C10]/([.C10]+[.F10]))" office:value-type="float" office:value="0.931428571428571">
            <text:p>0,93</text:p>
          </table:table-cell>
          <table:table-cell table:formula="of:=([.C10]+[.E10])/([.C10]+[.D10]+[.E10]+[.F10])" office:value-type="float" office:value="0.823630136986301">
            <text:p>0,82</text:p>
          </table:table-cell>
          <table:table-cell table:formula="of:=2*([.G10]*[.H10])/([.G10]+[.H10])" office:value-type="float" office:value="0.863576158940397">
            <text:p>0,86</text:p>
          </table:table-cell>
        </table:table-row>
        <table:table-row table:style-name="ro1">
          <table:table-cell office:value-type="string">
            <text:p>log-090422-090505-sahka-yes/no</text:p>
          </table:table-cell>
          <table:table-cell table:formula="of:=([.C11]+[.D11]+[.E11]+[.F11])" office:value-type="float" office:value="245">
            <text:p>245</text:p>
          </table:table-cell>
          <table:table-cell office:value-type="float" office:value="110">
            <text:p>110</text:p>
          </table:table-cell>
          <table:table-cell office:value-type="float" office:value="15">
            <text:p>15</text:p>
          </table:table-cell>
          <table:table-cell office:value-type="float" office:value="112">
            <text:p>112</text:p>
          </table:table-cell>
          <table:table-cell office:value-type="float" office:value="8">
            <text:p>8</text:p>
          </table:table-cell>
          <table:table-cell table:formula="of:=[.C11]/([.C11]+[.D11])" office:value-type="float" office:value="0.88">
            <text:p>0,88</text:p>
          </table:table-cell>
          <table:table-cell table:formula="of:=([.C11]/([.C11]+[.F11]))" office:value-type="float" office:value="0.932203389830508">
            <text:p>0,93</text:p>
          </table:table-cell>
          <table:table-cell table:formula="of:=([.C11]+[.E11])/([.C11]+[.D11]+[.E11]+[.F11])" office:value-type="float" office:value="0.906122448979592">
            <text:p>0,91</text:p>
          </table:table-cell>
          <table:table-cell table:formula="of:=2*([.G11]*[.H11])/([.G11]+[.H11])" office:value-type="float" office:value="0.905349794238683">
            <text:p>0,91</text:p>
          </table:table-cell>
        </table:table-row>
        <table:table-row table:style-name="ro1">
          <table:table-cell office:value-type="string">
            <text:p>log-090422-090505-vasta-yes/no</text:p>
          </table:table-cell>
          <table:table-cell table:formula="of:=([.C12]+[.D12]+[.E12]+[.F12])"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C12]/([.C12]+[.D12])" office:value-type="float" office:value="0.695652173913043">
            <text:p>0,7</text:p>
          </table:table-cell>
          <table:table-cell table:formula="of:=([.C12]/([.C12]+[.F12]))" office:value-type="float" office:value="0.941176470588235">
            <text:p>0,94</text:p>
          </table:table-cell>
          <table:table-cell table:formula="of:=([.C12]+[.E12])/([.C12]+[.D12]+[.E12]+[.F12])" office:value-type="float" office:value="0.75">
            <text:p>0,75</text:p>
          </table:table-cell>
          <table:table-cell table:formula="of:=2*([.G12]*[.H12])/([.G12]+[.H12])" office:value-type="float" office:value="0.8">
            <text:p>0,8</text:p>
          </table:table-cell>
        </table:table-row>
        <table:table-row table:style-name="ro1">
          <table:table-cell office:value-type="string">
            <text:p>log-090422-090505-sahka-vasta</text:p>
          </table:table-cell>
          <table:table-cell table:formula="of:=([.C13]+[.D13]+[.E13]+[.F13])" office:value-type="float" office:value="277">
            <text:p>277</text:p>
          </table:table-cell>
          <table:table-cell table:formula="of:=[.C11]+[.C12]" office:value-type="float" office:value="126">
            <text:p>126</text:p>
          </table:table-cell>
          <table:table-cell table:formula="of:=[.D11]+[.D12]" office:value-type="float" office:value="22">
            <text:p>22</text:p>
          </table:table-cell>
          <table:table-cell table:formula="of:=[.E11]+[.E12]" office:value-type="float" office:value="120">
            <text:p>120</text:p>
          </table:table-cell>
          <table:table-cell table:formula="of:=[.F11]+[.F12]" office:value-type="float" office:value="9">
            <text:p>9</text:p>
          </table:table-cell>
          <table:table-cell table:formula="of:=[.C13]/([.C13]+[.D13])" office:value-type="float" office:value="0.851351351351351">
            <text:p>0,85</text:p>
          </table:table-cell>
          <table:table-cell table:formula="of:=([.C13]/([.C13]+[.F13]))" office:value-type="float" office:value="0.933333333333333">
            <text:p>0,93</text:p>
          </table:table-cell>
          <table:table-cell table:formula="of:=([.C13]+[.E13])/([.C13]+[.D13]+[.E13]+[.F13])" office:value-type="float" office:value="0.888086642599278">
            <text:p>0,89</text:p>
          </table:table-cell>
          <table:table-cell table:formula="of:=2*([.G13]*[.H13])/([.G13]+[.H13])" office:value-type="float" office:value="0.890459363957597">
            <text:p>0,89</text:p>
          </table:table-cell>
        </table:table-row>
      </table:table>
      <table:table table:name="Ark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.05.2009</text:date>, <text:time>18:39:53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rond Trosterud</meta:initial-creator>
    <meta:creation-date>2009-05-02T20:48:35</meta:creation-date>
    <dc:date>2009-05-05T18:39:53</dc:date>
    <dc:creator>Trond Trosterud</dc:creator>
    <meta:editing-duration>PT00H38M43S</meta:editing-duration>
    <meta:editing-cycles>7</meta:editing-cycles>
    <meta:generator>OpenOffice.org/3.0$Unix OpenOffice.org_project/300m9$Build-9358</meta:generator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